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spaceRegistryImpl.stringToIndex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amespaceRegistryImpl.externalRemap( String oldPrefix , String newPrefix ,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amespaceRegistryImpl.stor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NamespaceRegistryImpl.getPre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RegistryImpl.load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NamespaceRegistryImpl.map( String prefix , String uri , Integer id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amespaceRegistryImpl.getUR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RegistryImpl.setEventChannel( NamespaceEventChannel event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spaceRegistryImpl.getURI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amespaceRegistryImpl.indexToString( int id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amespaceRegistryImpl.registerNamespace( String prefix , String uri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">
            <text:p text:style-name="Table_20_Contents">7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NamespaceRegistryImpl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mespaceRegistryImpl.map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RegistryImpl.getPrefix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amespaceRegistryImpl.unregisterNamespace( String 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amespaceRegistryImpl.NamespaceRegistryImpl( FileSystem nsReg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